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TFDirTabEntry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DirTab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TFDirTabEntry.getTag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TFDirTabEntry.read( FontFile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TFDirTabEntry.ge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DirTabEntry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DirTabEntry.getChecks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